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2" office:value-type="string">
            <text:p>Clasificación</text:p>
          </table:table-cell>
          <table:table-cell/>
          <table:table-cell office:value-type="string">
            <text:p>Clasificación</text:p>
          </table:table-cell>
          <table:table-cell table:number-columns-repeated="3"/>
          <table:table-cell office:value-type="string">
            <text:p>Clasificación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COUNTIF([.$A$2:.$A$39];&quot;=&quot;&amp;[.B2])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table:formula="of:=MODE([.A2:.A39])"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table:formula="of:=COUNTIF([.$A$2:.$A$39];&quot;=&quot;&amp;[.H2])" office:value-type="float" office:value="1">
            <text:p>1</text:p>
          </table:table-cell>
          <table:table-cell table:formula="of:=[.I2]" office:value-type="float" office:value="1">
            <text:p>1</text:p>
          </table:table-cell>
          <table:table-cell table:formula="of:=100*[.J2]/[.$J$10]" office:value-type="float" office:value="2.63157894736842">
            <text:p>2,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COUNTIF([.$A$2:.$A$39];&quot;=&quot;&amp;[.B3])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formula="of:=MEDIAN([.A2:.A39])"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table:formula="of:=COUNTIF([.$A$2:.$A$39];&quot;=&quot;&amp;[.H3])" office:value-type="float" office:value="4">
            <text:p>4</text:p>
          </table:table-cell>
          <table:table-cell table:formula="of:=[.J2]+[.I3]" office:value-type="float" office:value="5">
            <text:p>5</text:p>
          </table:table-cell>
          <table:table-cell table:formula="of:=100*[.J3]/[.$J$10]" office:value-type="float" office:value="13.1578947368421">
            <text:p>13,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COUNTIF([.$A$2:.$A$39];&quot;=&quot;&amp;[.B4])"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table:formula="of:=AVERAGE([.A2:.A39])" office:value-type="float" office:value="16.3421052631579">
            <text:p>16,34</text:p>
          </table:table-cell>
          <table:table-cell/>
          <table:table-cell office:value-type="float" office:value="14">
            <text:p>14</text:p>
          </table:table-cell>
          <table:table-cell table:formula="of:=COUNTIF([.$A$2:.$A$39];&quot;=&quot;&amp;[.H4])" office:value-type="float" office:value="3">
            <text:p>3</text:p>
          </table:table-cell>
          <table:table-cell table:formula="of:=[.J3]+[.I4]" office:value-type="float" office:value="8">
            <text:p>8</text:p>
          </table:table-cell>
          <table:table-cell table:formula="of:=100*[.J4]/[.$J$10]" office:value-type="float" office:value="21.0526315789474">
            <text:p>21,05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COUNTIF([.$A$2:.$A$39];&quot;=&quot;&amp;[.B5])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QUARTILE([.A2:.A39];1)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formula="of:=COUNTIF([.$A$2:.$A$39];&quot;=&quot;&amp;[.H5])" office:value-type="float" office:value="7">
            <text:p>7</text:p>
          </table:table-cell>
          <table:table-cell table:formula="of:=[.J4]+[.I5]" office:value-type="float" office:value="15">
            <text:p>15</text:p>
          </table:table-cell>
          <table:table-cell table:formula="of:=100*[.J5]/[.$J$10]" office:value-type="float" office:value="39.4736842105263">
            <text:p>39,4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COUNTIF([.$A$2:.$A$39];&quot;=&quot;&amp;[.B6])" office:value-type="float" office:value="6">
            <text:p>6</text:p>
          </table:table-cell>
          <table:table-cell office:value-type="float" office:value="13">
            <text:p>13</text:p>
          </table:table-cell>
          <table:table-cell/>
          <table:table-cell table:formula="of:=QUARTILE([.A2:.A39];3)" office:value-type="float" office:value="18">
            <text:p>18</text:p>
          </table:table-cell>
          <table:table-cell/>
          <table:table-cell office:value-type="float" office:value="16">
            <text:p>16</text:p>
          </table:table-cell>
          <table:table-cell table:formula="of:=COUNTIF([.$A$2:.$A$39];&quot;=&quot;&amp;[.H6])" office:value-type="float" office:value="6">
            <text:p>6</text:p>
          </table:table-cell>
          <table:table-cell table:formula="of:=[.J5]+[.I6]" office:value-type="float" office:value="21">
            <text:p>21</text:p>
          </table:table-cell>
          <table:table-cell table:formula="of:=100*[.J6]/[.$J$10]" office:value-type="float" office:value="55.2631578947368">
            <text:p>55,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COUNTIF([.$A$2:.$A$39];&quot;=&quot;&amp;[.B7])"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UNTIF([.$A$2:.$A$39];&quot;=&quot;&amp;[.H7])" office:value-type="float" office:value="6">
            <text:p>6</text:p>
          </table:table-cell>
          <table:table-cell table:formula="of:=[.J6]+[.I7]" office:value-type="float" office:value="27">
            <text:p>27</text:p>
          </table:table-cell>
          <table:table-cell table:formula="of:=100*[.J7]/[.$J$10]" office:value-type="float" office:value="71.0526315789474">
            <text:p>71,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COUNTIF([.$A$2:.$A$39];&quot;=&quot;&amp;[.B8])"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UNTIF([.$A$2:.$A$39];&quot;=&quot;&amp;[.H8])" office:value-type="float" office:value="3">
            <text:p>3</text:p>
          </table:table-cell>
          <table:table-cell table:formula="of:=[.J7]+[.I8]" office:value-type="float" office:value="30">
            <text:p>30</text:p>
          </table:table-cell>
          <table:table-cell table:formula="of:=100*[.J8]/[.$J$10]" office:value-type="float" office:value="78.9473684210526">
            <text:p>78,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COUNTIF([.$A$2:.$A$39];&quot;=&quot;&amp;[.B9])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UNTIF([.$A$2:.$A$39];&quot;=&quot;&amp;[.H9])" office:value-type="float" office:value="2">
            <text:p>2</text:p>
          </table:table-cell>
          <table:table-cell table:formula="of:=[.J8]+[.I9]" office:value-type="float" office:value="32">
            <text:p>32</text:p>
          </table:table-cell>
          <table:table-cell table:formula="of:=100*[.J9]/[.$J$10]" office:value-type="float" office:value="84.2105263157895">
            <text:p>84,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COUNTIF([.$A$2:.$A$39];&quot;=&quot;&amp;[.B10])"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UNTIF([.$A$2:.$A$39];&quot;=&quot;&amp;[.H10])" office:value-type="float" office:value="6">
            <text:p>6</text:p>
          </table:table-cell>
          <table:table-cell table:formula="of:=[.J9]+[.I10]" office:value-type="float" office:value="38">
            <text:p>38</text:p>
          </table:table-cell>
          <table:table-cell table:formula="of:=100*[.J10]/[.$J$10]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SUMPRODUCT([.B2:.B10];[.C2:.C10])/SUM([.C2:.C10])" office:value-type="float" office:value="16.3421052631579">
            <text:p>16,3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MIN([.B2:.B10])"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MAX([.B2:.B10])" office:value-type="float" office:value="20">
            <text:p>2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Clasificación</text:p>
          </table:table-cell>
          <table:table-cell office:value-type="string">
            <text:p>Frecuencia absoluta</text:p>
          </table:table-cell>
          <table:table-cell office:value-type="string">
            <text:p>Frecuencia acumulada</text:p>
          </table:table-cell>
          <table:table-cell office:value-type="string">
            <text:p>Porcentaje acumulad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2.63157894736842">
            <text:p>2,6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.1578947368421">
            <text:p>13,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.0526315789474">
            <text:p>21,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9.4736842105263">
            <text:p>39,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5.2631578947368">
            <text:p>55,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71.0526315789474">
            <text:p>71,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8.9473684210526">
            <text:p>78,9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4.2105263157895">
            <text:p>84,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</table:table-row>
      </table:table>
      <table:database-ranges>
        <table:database-range table:target-range-address="Hoja1.H13:Hoja1.I2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6:1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1-23T16:13:47.01</dc:date>
    <dc:creator>joseluis</dc:creator>
    <meta:editing-duration>PT16H25M58S</meta:editing-duration>
    <meta:editing-cycles>4</meta:editing-cycles>
    <meta:generator>OpenOffice.org/3.0$Win32 OpenOffice.org_project/300m9$Build-9358</meta:generator>
    <meta:document-statistic meta:table-count="2" meta:cell-count="20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